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</office:automatic-styles>
  <office:body>
    <office:text>
      <text:h text:style-name="Title">Instalación y configuración del entorno Java</text:h>
      <text:p text:style-name="Author">Adolfo Sanz De Diego</text:p>
      <text:p text:style-name="Date">Junio de 2011</text:p>
      <text:h text:style-name="Heading_20_1" text:outline-level="1">Requisitos hardware (RAM)</text:h>
      <text:p text:style-name="First_20_paragraph">Si queremos utilizar un IDE como Eclipse:</text:p>
      <text:list text:style-name="L1">
        <text:list-item>
          <text:p text:style-name="P1">Windows: mínimo 2 GB, recomendable 3 GB</text:p>
        </text:list-item>
        <text:list-item>
          <text:p text:style-name="P1">Linux: mínimo 1 GB, recomendable 2 GB</text:p>
        </text:list-item>
      </text:list>
      <text:h text:style-name="Heading_20_1" text:outline-level="1">Requisitos mínimos</text:h>
      <text:p text:style-name="First_20_paragraph"><text:span text:style-name="T1">JDK</text:span> (Java Development Kit)</text:p>
      <text:list text:style-name="L2">
        <text:list-item>
          <text:p text:style-name="P2">Imprescindible</text:p>
        </text:list-item>
        <text:list-item>
          <text:p text:style-name="P2">Muy recomendable</text:p>
          <text:list text:style-name="L3">
            <text:list-item>
              <text:p text:style-name="P3">Compilador</text:p>
            </text:list-item>
            <text:list-item>
              <text:p text:style-name="P3">Autocompletado</text:p>
            </text:list-item>
            <text:list-item>
              <text:p text:style-name="P3">Refactoring</text:p>
            </text:list-item>
            <text:list-item>
              <text:p text:style-name="P3">Plugins</text:p>
              <text:list text:style-name="L4">
                <text:list-item>
                  <text:p text:style-name="P4">Chequeos</text:p>
                </text:list-item>
                <text:list-item>
                  <text:p text:style-name="P4">Testing</text:p>
                </text:list-item>
                <text:list-item>
                  <text:p text:style-name="P4">Control de versiones</text:p>
                </text:list-item>
              </text:list>
            </text:list-item>
          </text:list>
        </text:list-item>
      </text:list>
      <text:h text:style-name="Heading_20_1" text:outline-level="1">Requisitos recomendados</text:h>
      <text:p text:style-name="First_20_paragraph">Control de versiones (SVN, Git) - Historial del código - Crear y unir ramas - Versionado</text:p>
      <text:p text:style-name="Text_20_body">Gestión y empaquetamiento (Ant, Maven) - Compilación - Chequeo - Testing - Empaquetamiento</text:p>
      <text:p text:style-name="Text_20_body">Integración continua (Hudson, Jenkins) - Lo anterior, cada vez que hay un cambio</text:p>
      <text:h text:style-name="Heading_20_1" text:outline-level="1">Instalación en Windows</text:h>
      <text:p text:style-name="First_20_paragraph">Descargar el JDK de:</text:p>
      <text:list text:style-name="L5">
        <text:list-item>
          <text:p text:style-name="P5"><text:a xlink:type="simple" xlink:href="http://www.oracle.com/technetwork/java/javase/downloads/index.html" office:name=""><text:span text:style-name="Definition">http://www.oracle.com/technetwork/java/javase/downloads/index.html</text:span></text:a></text:p>
        </text:list-item>
      </text:list>
      <text:p text:style-name="First_20_paragraph">Instalar el JDK de:</text:p>
      <text:list text:style-name="L6">
        <text:list-item>
          <text:p text:style-name="P6">Siguiente, siguiente, siguiente...</text:p>
        </text:list-item>
      </text:list>
      <text:p text:style-name="First_20_paragraph">Descargar Eclipse:</text:p>
      <text:list text:style-name="L7">
        <text:list-item>
          <text:p text:style-name="P7"><text:a xlink:type="simple" xlink:href="http://eclipse.org/downloads/" office:name=""><text:span text:style-name="Definition">http://eclipse.org/downloads/</text:span></text:a></text:p>
        </text:list-item>
      </text:list>
      <text:p text:style-name="First_20_paragraph">Descomprimir Eclipse en una carpeta:</text:p>
      <text:list text:style-name="L8">
        <text:list-item>
          <text:p text:style-name="P8">Botón derecho, descomprimir...</text:p>
        </text:list-item>
      </text:list>
      <text:h text:style-name="Heading_20_1" text:outline-level="1">Instalación en Linux</text:h>
      <text:p text:style-name="First_20_paragraph">Abrir gestor de paquetes</text:p>
      <text:p text:style-name="Text_20_body">Instalar Eclipse (con sus dependencias)</text:p>
      <text:p text:style-name="Text_20_body"><text:span text:style-name="T2">Así</text:span><text:span text:style-name="T3"> </text:span><text:span text:style-name="T4">de</text:span><text:span text:style-name="T5"> </text:span><text:span text:style-name="T6">fácil</text:span></text:p>
      <text:h text:style-name="Heading_20_1" text:outline-level="1">Configuración</text:h>
      <text:p text:style-name="First_20_paragraph">Hoy en día, en principio, no hay que hacer nada.</text:p>
      <text:p text:style-name="Text_20_body">Único problema: tener varías JDK, JRE instaladas.</text:p>
      <text:p text:style-name="Text_20_body">En este último caso comprobar las variables de entorno:</text:p>
      <text:list text:style-name="L9">
        <text:list-item>
          <text:p text:style-name="P9"><text:span text:style-name="T7">PATH</text:span>: dónde busca los ejecutables el sistema</text:p>
        </text:list-item>
        <text:list-item>
          <text:p text:style-name="P9"><text:span text:style-name="T8">CLASSPATH</text:span>: dónde busca la MV las clases del siste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lación y configuración del entorno Java</dc:title>
  </office:meta>
</office:document-meta>
</file>